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203cm" svg:stroke-color="#ff0000" draw:marker-start-width="0.812cm" draw:marker-end-width="0.812cm" draw:textarea-horizontal-align="justify" draw:textarea-vertical-align="middle" draw:auto-grow-height="false" fo:padding-top="0.226cm" fo:padding-bottom="0.226cm" fo:padding-left="0.351cm" fo:padding-right="0.35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1.016cm" draw:transform="rotate (-0.93863807172255) translate (2.737cm 3.56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3cm 3.5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2.736cm 11.36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2cm 11.36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4.572cm" svg:height="4.572cm" svg:x="5.658cm" svg:y="8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3.448cm" svg:x="6.728cm" svg:y="8.752cm">
          <text:p/>
          <draw:enhanced-geometry svg:viewBox="0 0 21600 21600" draw:text-areas="?f0 ?f7 ?f2 21600" draw:type="up-arrow" draw:modifiers="10680.2146690519 6443.447461629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556cm" svg:height="3.556cm" svg:x="1.2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56cm" svg:height="3.556cm" svg:x="11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.27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9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2:13:06.037563475</meta:creation-date>
    <dc:date>2015-06-02T03:20:36.470631443</dc:date>
    <meta:editing-duration>PT4M17S</meta:editing-duration>
    <meta:editing-cycles>10</meta:editing-cycles>
    <meta:generator>LibreOffice/4.2.8.2$Linux_X86_64 LibreOffice_project/420m0$Build-2</meta:generator>
    <meta:document-statistic meta:object-count="33"/>
  </office:meta>
</office:document-meta>
</file>